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EA0000046AD6942390E94C0F54.png" manifest:media-type="image/png"/>
  <manifest:file-entry manifest:full-path="Pictures/1000000100000736000004C9B28AAFAE5AFF3D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737" officeooo:paragraph-rsid="00164737"/>
    </style:style>
    <style:style style:name="P2" style:family="paragraph" style:parent-style-name="Standard">
      <style:text-properties officeooo:rsid="00164737" officeooo:paragraph-rsid="0033d7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366in" svg:y="0.2236in" svg:width="6.9252in" svg:height="4.5953in" draw:z-index="0"><draw:image xlink:href="Pictures/1000000100000736000004C9B28AAFAE5AFF3DC2.png" xlink:type="simple" xlink:show="embed" xlink:actuate="onLoad" draw:mime-type="image/png"/></draw:frame>Vergleich Padding</text:p>
      <text:p text:style-name="P2"><draw:frame draw:style-name="fr1" draw:name="Image2" text:anchor-type="char" svg:x="0.0898in" svg:y="4.7472in" svg:width="6.9252in" svg:height="3.8618in" draw:z-index="1"><draw:image xlink:href="Pictures/10000001000007EA0000046AD6942390E94C0F54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11:50.763531655</meta:creation-date>
    <dc:date>2024-02-22T15:13:13.504911406</dc:date>
    <meta:editing-duration>P1DT2H23M10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2" meta:word-count="2" meta:character-count="19" meta:non-whitespace-character-count="16"/>
  </office:meta>
</office:document-meta>
</file>